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1000000E10AF27FBE82574B2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ttendands_3a_" style:display-name="Attendands:" style:family="table">
      <style:table-properties style:width="5.099cm" style:rel-width="30%" table:align="right" style:may-break-between-rows="false"/>
    </style:style>
    <style:style style:name="Attendands_3a_.A" style:display-name="Attendands:.A" style:family="table-column">
      <style:table-column-properties style:column-width="5.099cm" style:rel-column-width="2891*"/>
    </style:style>
    <style:style style:name="Attendands_3a_.A1" style:display-name="Attendands:.A1" style:family="table-cell">
      <style:table-cell-properties fo:padding="0cm" fo:border="none"/>
    </style:style>
    <style:style style:name="Table1" style:family="table">
      <style:table-properties style:width="14.711cm" fo:margin-left="1.254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2.621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P3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" style:font-size-asian="9pt" style:font-name-complex="Liberation Mono1" style:font-size-complex="9pt"/>
    </style:style>
    <style:style style:name="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" style:font-size-asian="9pt" style:font-weight-asian="normal" style:font-name-complex="Liberation Mono1" style:font-size-complex="9pt" style:font-weight-complex="normal"/>
    </style:style>
    <style:style style:name="P5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P6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" style:font-size-asian="9pt" style:font-weight-asian="bold" style:font-name-complex="Liberation Mono1" style:font-size-complex="9pt" style:font-weight-complex="bold"/>
    </style:style>
    <style:style style:name="P8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" style:font-size-asian="10pt" style:font-name-complex="Liberation Mono1" style:font-size-complex="10pt"/>
    </style:style>
    <style:style style:name="P9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P10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P11" style:family="paragraph" style:parent-style-name="Table_20_Contents">
      <style:text-properties officeooo:rsid="0007e237" officeooo:paragraph-rsid="0007e237"/>
    </style:style>
    <style:style style:name="P12" style:family="paragraph" style:parent-style-name="Table_20_Contents">
      <style:text-properties fo:font-weight="bold" officeooo:rsid="0007e237" officeooo:paragraph-rsid="0007e237" style:font-weight-asian="bold" style:font-weight-complex="bold"/>
    </style:style>
    <style:style style:name="P13" style:family="paragraph" style:parent-style-name="Table_20_Contents">
      <style:text-properties fo:font-weight="bold" officeooo:rsid="0081a479" officeooo:paragraph-rsid="0081a479" style:font-weight-asian="bold" style:font-weight-complex="bold"/>
    </style:style>
    <style:style style:name="P14" style:family="paragraph" style:parent-style-name="Table_20_Contents">
      <style:text-properties officeooo:rsid="0061cb19" officeooo:paragraph-rsid="0061cb19"/>
    </style:style>
    <style:style style:name="P15" style:family="paragraph" style:parent-style-name="Table_20_Contents">
      <style:text-properties officeooo:rsid="0081a479" officeooo:paragraph-rsid="0081a479"/>
    </style:style>
    <style:style style:name="P16" style:family="paragraph" style:parent-style-name="Table_20_Contents">
      <style:text-properties fo:language="en" fo:country="GB" officeooo:rsid="0081a479" officeooo:paragraph-rsid="0081a479"/>
    </style:style>
    <style:style style:name="P17" style:family="paragraph" style:parent-style-name="Table_20_Contents">
      <style:text-properties officeooo:rsid="0082cb26" officeooo:paragraph-rsid="0082cb26"/>
    </style:style>
    <style:style style:name="P18" style:family="paragraph" style:parent-style-name="Table_20_Contents">
      <style:text-properties officeooo:rsid="008e7753" officeooo:paragraph-rsid="008e7753"/>
    </style:style>
    <style:style style:name="P19" style:family="paragraph" style:parent-style-name="Standard">
      <style:text-properties officeooo:paragraph-rsid="002afa5a"/>
    </style:style>
    <style:style style:name="P20" style:family="paragraph" style:parent-style-name="First_20_line_20_indent">
      <style:paragraph-properties>
        <style:tab-stops/>
      </style:paragraph-properties>
      <style:text-properties officeooo:rsid="0007e237" officeooo:paragraph-rsid="0007e237"/>
    </style:style>
    <style:style style:name="P21" style:family="paragraph" style:parent-style-name="First_20_line_20_indent">
      <style:text-properties officeooo:paragraph-rsid="0007e237"/>
    </style:style>
    <style:style style:name="P22" style:family="paragraph" style:parent-style-name="First_20_line_20_indent">
      <style:text-properties officeooo:rsid="008f9ca3" officeooo:paragraph-rsid="008f9ca3"/>
    </style:style>
    <style:style style:name="P23" style:family="paragraph" style:parent-style-name="First_20_line_20_indent">
      <style:text-properties fo:font-style="normal" officeooo:rsid="008f9ca3" officeooo:paragraph-rsid="008f9ca3" style:font-style-asian="normal" style:font-style-complex="normal"/>
    </style:style>
    <style:style style:name="P24" style:family="paragraph" style:parent-style-name="First_20_line_20_indent">
      <style:text-properties officeooo:rsid="00902e1f" officeooo:paragraph-rsid="00906cde"/>
    </style:style>
    <style:style style:name="P25" style:family="paragraph" style:parent-style-name="First_20_line_20_indent">
      <style:text-properties officeooo:rsid="00906cde" officeooo:paragraph-rsid="00906cde"/>
    </style:style>
    <style:style style:name="P26" style:family="paragraph" style:parent-style-name="First_20_line_20_indent">
      <style:text-properties officeooo:rsid="009267f6" officeooo:paragraph-rsid="009267f6"/>
    </style:style>
    <style:style style:name="P27" style:family="paragraph" style:parent-style-name="First_20_line_20_indent">
      <style:text-properties officeooo:rsid="008de12c" officeooo:paragraph-rsid="008de12c"/>
    </style:style>
    <style:style style:name="P28" style:family="paragraph" style:parent-style-name="First_20_line_20_indent">
      <style:text-properties officeooo:rsid="00942ece" officeooo:paragraph-rsid="00942ece"/>
    </style:style>
    <style:style style:name="P29" style:family="paragraph" style:parent-style-name="First_20_line_20_indent">
      <style:text-properties officeooo:rsid="00956f00" officeooo:paragraph-rsid="00956f00"/>
    </style:style>
    <style:style style:name="P30" style:family="paragraph" style:parent-style-name="First_20_line_20_indent">
      <style:text-properties officeooo:paragraph-rsid="00956f00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1" style:list-style-name="">
      <style:paragraph-properties>
        <style:tab-stops/>
      </style:paragraph-properties>
      <style:text-properties officeooo:rsid="0007e237" officeooo:paragraph-rsid="0007e237"/>
    </style:style>
    <style:style style:name="P33" style:family="paragraph" style:parent-style-name="Heading_20_1">
      <style:text-properties officeooo:rsid="0007e237" officeooo:paragraph-rsid="0007e237"/>
    </style:style>
    <style:style style:name="P34" style:family="paragraph" style:parent-style-name="Heading_20_1">
      <style:text-properties officeooo:rsid="00802b99" officeooo:paragraph-rsid="00802b99"/>
    </style:style>
    <style:style style:name="P35" style:family="paragraph" style:parent-style-name="Heading_20_1">
      <style:text-properties officeooo:rsid="007fae29" officeooo:paragraph-rsid="007fae29"/>
    </style:style>
    <style:style style:name="P36" style:family="paragraph" style:parent-style-name="First_20_line_20_indent" style:list-style-name="">
      <style:paragraph-properties>
        <style:tab-stops/>
      </style:paragraph-properties>
      <style:text-properties officeooo:rsid="0007e237" officeooo:paragraph-rsid="0007e237"/>
    </style:style>
    <style:style style:name="P37" style:family="paragraph" style:parent-style-name="First_20_line_20_indent" style:list-style-name="L1">
      <style:text-properties fo:font-style="normal" officeooo:rsid="008f9ca3" officeooo:paragraph-rsid="008f9ca3" style:font-style-asian="normal" style:font-style-complex="normal"/>
    </style:style>
    <style:style style:name="P38" style:family="paragraph" style:parent-style-name="First_20_line_20_indent" style:list-style-name="L1">
      <style:text-properties officeooo:rsid="008f9ca3" officeooo:paragraph-rsid="008f9ca3"/>
    </style:style>
    <style:style style:name="P39" style:family="paragraph" style:parent-style-name="First_20_line_20_indent">
      <style:text-properties officeooo:rsid="008f9ca3" officeooo:paragraph-rsid="0096c2c5"/>
    </style:style>
    <style:style style:name="P40" style:family="paragraph" style:parent-style-name="First_20_line_20_indent">
      <style:text-properties officeooo:rsid="00906cde" officeooo:paragraph-rsid="00906cde"/>
    </style:style>
    <style:style style:name="P41" style:family="paragraph" style:parent-style-name="First_20_line_20_indent" style:list-style-name="">
      <style:paragraph-properties fo:break-before="page">
        <style:tab-stops/>
      </style:paragraph-properties>
      <style:text-properties officeooo:rsid="0007e237" officeooo:paragraph-rsid="0007e237"/>
    </style:style>
    <style:style style:name="P4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0.291cm"/>
        </style:tab-stops>
      </style:paragraph-properties>
      <style:text-properties officeooo:rsid="0096c2c5" officeooo:paragraph-rsid="0096c2c5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itle" style:list-style-name="" style:master-page-name="">
      <loext:graphic-properties draw:fill="none"/>
      <style:paragraph-properties fo:margin-left="2cm" fo:margin-right="2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 style:writing-mode="page"/>
    </style:style>
    <style:style style:name="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Mono" fo:font-size="9pt" style:font-size-asian="9pt" style:font-size-complex="9pt"/>
    </style:style>
    <style:style style:name="T3" style:family="text">
      <style:text-properties style:font-name="Liberation Mono" fo:font-size="9pt" officeooo:rsid="002afa5a" style:font-size-asian="9pt" style:font-size-complex="9pt"/>
    </style:style>
    <style:style style:name="T4" style:family="text">
      <style:text-properties style:font-name="Liberation Mono" fo:font-size="9pt" style:font-name-asian="Courier New" style:font-size-asian="9pt" style:font-name-complex="Liberation Mono1" style:font-size-complex="9pt"/>
    </style:style>
    <style:style style:name="T5" style:family="text">
      <style:text-properties style:font-name="Liberation Mono" fo:font-size="9pt" fo:font-weight="normal" style:font-name-asian="Courier New" style:font-size-asian="9pt" style:font-weight-asian="normal" style:font-name-complex="Liberation Mono1" style:font-size-complex="9pt" style:font-weight-complex="normal"/>
    </style:style>
    <style:style style:name="T6" style:family="text">
      <style:text-properties officeooo:rsid="008be333"/>
    </style:style>
    <style:style style:name="T7" style:family="text">
      <style:text-properties officeooo:rsid="0068a2c3"/>
    </style:style>
    <style:style style:name="T8" style:family="text">
      <style:text-properties officeooo:rsid="0082cb26"/>
    </style:style>
    <style:style style:name="T9" style:family="text">
      <style:text-properties style:text-position="super 58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8f9ca3" style:font-style-asian="normal" style:font-style-complex="normal"/>
    </style:style>
    <style:style style:name="T12" style:family="text">
      <style:text-properties officeooo:rsid="00902e1f"/>
    </style:style>
    <style:style style:name="T13" style:family="text">
      <style:text-properties officeooo:rsid="00906cde"/>
    </style:style>
    <style:style style:name="T14" style:family="text">
      <style:text-properties officeooo:rsid="009267f6"/>
    </style:style>
    <style:style style:name="T15" style:family="text">
      <style:text-properties officeooo:rsid="00942ece"/>
    </style:style>
    <style:style style:name="T16" style:family="text">
      <style:text-properties officeooo:rsid="0094e782"/>
    </style:style>
    <style:style style:name="T17" style:family="text">
      <style:text-properties officeooo:rsid="00956f00"/>
    </style:style>
    <style:style style:name="T18" style:family="text">
      <style:text-properties officeooo:rsid="0096c2c5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4"><text:title>Web Project: Daily Scrum: 2018-02-23</text:title></text:p>
      <text:p text:style-name="P20"/>
      <text:p text:style-name="P20"/>
      <text:p text:style-name="P20"/>
      <table:table table:name="Attendands:" table:style-name="Attendands_3a_">
        <table:table-column table:style-name="Attendands_3a_.A"/>
        <table:table-row>
          <table:table-cell table:style-name="Attendands_3a_.A1" office:value-type="string">
            <text:p text:style-name="P13">Attendants:</text:p>
          </table:table-cell>
        </table:table-row>
        <table:table-row>
          <table:table-cell table:style-name="Attendands_3a_.A1" office:value-type="string">
            <text:p text:style-name="P15">Alex Ri<text:span text:style-name="T8">b</text:span>es</text:p>
          </table:table-cell>
        </table:table-row>
        <table:table-row>
          <table:table-cell table:style-name="Attendands_3a_.A1" office:value-type="string">
            <text:p text:style-name="P16">Borja Carbó</text:p>
          </table:table-cell>
        </table:table-row>
        <table:table-row>
          <table:table-cell table:style-name="Attendands_3a_.A1" office:value-type="string">
            <text:p text:style-name="P17">David Amorós</text:p>
          </table:table-cell>
        </table:table-row>
        <table:table-row>
          <table:table-cell table:style-name="Attendands_3a_.A1" office:value-type="string">
            <text:p text:style-name="P18">Vicent Borja</text:p>
          </table:table-cell>
        </table:table-row>
      </table:table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list xml:id="list6789591642581939212" text:style-name="Numbering_20_1">
              <text:list-item>
                <text:p text:style-name="P43">Table of Contents</text:p>
              </text:list-item>
            </text:list>
          </text:index-title>
          <text:p text:style-name="P31"><text:a xlink:type="simple" xlink:href="#__RefHeading___Toc373_712884756" text:style-name="Index_20_Link" text:visited-style-name="Index_20_Link"><text:s/>1 Revision Information<text:tab/>3</text:a></text:p>
          <text:p text:style-name="P31"><text:a xlink:type="simple" xlink:href="#__RefHeading___Toc375_712884756" text:style-name="Index_20_Link" text:visited-style-name="Index_20_Link"><text:s/>2 Report on Progress<text:tab/>3</text:a></text:p>
          <text:p text:style-name="P31"><text:a xlink:type="simple" xlink:href="#__RefHeading___Toc377_712884756" text:style-name="Index_20_Link" text:visited-style-name="Index_20_Link"><text:s/>3 Difficulties<text:tab/>3</text:a></text:p>
          <text:p text:style-name="P31"><text:a xlink:type="simple" xlink:href="#__RefHeading___Toc379_712884756" text:style-name="Index_20_Link" text:visited-style-name="Index_20_Link"><text:s/>4 Agreements<text:tab/>3</text:a></text:p>
          <text:p text:style-name="P31"><text:a xlink:type="simple" xlink:href="#__RefHeading___Toc331_1854732574" text:style-name="Index_20_Link" text:visited-style-name="Index_20_Link"><text:s/>5 Pending Actions<text:tab/>3</text:a></text:p>
          <text:p text:style-name="P31"><text:a xlink:type="simple" xlink:href="#__RefHeading___Toc364_237898570" text:style-name="Index_20_Link" text:visited-style-name="Index_20_Link"><text:s/>6 Attachments<text:tab/>3</text:a></text:p>
        </text:index-body>
      </text:table-of-content>
      <text:h text:style-name="P36" text:outline-level="1"/>
      <text:h text:style-name="P41" text:outline-level="1"/>
      <text:list xml:id="list9155717848254904167" text:style-name="Outline">
        <text:list-item>
          <text:h text:style-name="P33" text:outline-level="1"><text:bookmark-start text:name="__RefHeading___Toc373_712884756"/>Revision Information<text:bookmark-end text:name="__RefHeading___Toc373_712884756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Revision</text:p>
          </table:table-cell>
          <table:table-cell table:style-name="Table1.A1" office:value-type="string">
            <text:p text:style-name="P12">Notes</text:p>
          </table:table-cell>
        </table:table-row>
        <table:table-row>
          <table:table-cell table:style-name="Table1.A1" office:value-type="string">
            <text:p text:style-name="P11">PA0</text:p>
          </table:table-cell>
          <table:table-cell table:style-name="Table1.A1" office:value-type="string">
            <text:p text:style-name="P11">This is the first revision of the document</text:p>
          </table:table-cell>
        </table:table-row>
        <table:table-row>
          <table:table-cell table:style-name="Table1.A1" office:value-type="string">
            <text:p text:style-name="P14">PA<text:span text:style-name="T7">1</text:span></text:p>
          </table:table-cell>
          <table:table-cell table:style-name="Table1.A1" office:value-type="string">
            <text:p text:style-name="P42">Orthographic revision of the document</text:p>
          </table:table-cell>
        </table:table-row>
      </table:table>
      <text:p text:style-name="P21"/>
      <text:list xml:id="list152053331604150" text:continue-numbering="true" text:style-name="Outline">
        <text:list-item>
          <text:h text:style-name="P34" text:outline-level="1"><text:bookmark-start text:name="__RefHeading___Toc375_712884756"/>Report on Progress<text:bookmark-end text:name="__RefHeading___Toc375_712884756"/></text:h>
        </text:list-item>
      </text:list>
      <text:p text:style-name="P22">The team has consolidated the consensus on the work done and to be done (see agreements).</text:p>
      <text:p text:style-name="P22">The work done on the story map is considered quite in line with the request from the product owner for the fi<text:span text:style-name="T18">r</text:span>st sprin<text:span text:style-name="T18">t</text:span>.</text:p>
      <text:list xml:id="list152052741570921" text:continue-numbering="true" text:style-name="Outline">
        <text:list-item>
          <text:h text:style-name="P35" text:outline-level="1"><text:bookmark-start text:name="__RefHeading___Toc377_712884756"/>Difficulties<text:bookmark-end text:name="__RefHeading___Toc377_712884756"/></text:h>
        </text:list-item>
      </text:list>
      <text:p text:style-name="P23">There is a lack of communication with the product owner. <text:span text:style-name="T18">Perhaps</text:span> some more direct contact would be needed.</text:p>
      <text:p text:style-name="P23">The meeting arranged for Thursday 22<text:span text:style-name="T9">nd</text:span> failed <text:span text:style-name="T18">because of</text:span>: </text:p>
      <text:list xml:id="list1253568684448421537" text:style-name="L1">
        <text:list-item>
          <text:p text:style-name="P37">Previous cultural activities organized by the EPSG (committed by Vicent Borja)</text:p>
        </text:list-item>
        <text:list-item>
          <text:p text:style-name="P38"><text:span text:style-name="T11">C</text:span><text:span text:style-name="T10">AT preparation arranged by the study director of GTI (committed by Borja Carbó)</text:span></text:p>
        </text:list-item>
      </text:list>
      <text:list xml:id="list152053370681915" text:continue-list="list152052741570921" text:style-name="Outline">
        <text:list-item>
          <text:h text:style-name="P35" text:outline-level="1"><text:bookmark-start text:name="__RefHeading___Toc379_712884756"/>Agreements<text:bookmark-end text:name="__RefHeading___Toc379_712884756"/></text:h>
          <text:list>
            <text:list-item>
              <text:h text:style-name="Heading_20_2" text:outline-level="2">Business <text:span text:style-name="T14">M</text:span>odel</text:h>
            </text:list-item>
          </text:list>
        </text:list-item>
      </text:list>
      <text:p text:style-name="P39">The team has a stable business model with clear roles. <text:span text:style-name="T18">All members agree</text:span> that <text:span text:style-name="T18">the</text:span> bus<text:span text:style-name="T18">i</text:span>ness model is valid for big, medium and <text:span text:style-name="T12">small agricultural exploitations since it is based on roles. Those roles are always performed, no matter whether split on different players (big exploitation with multiple professional ) or concentrated on one unique player (a family exploitation).</text:span></text:p>
      <text:list xml:id="list152053556448615" text:continue-numbering="true" text:style-name="Outline">
        <text:list-item>
          <text:list>
            <text:list-item>
              <text:h text:style-name="Heading_20_2" text:outline-level="2">Development <text:span text:style-name="T14">A</text:span>pproach</text:h>
            </text:list-item>
          </text:list>
        </text:list-item>
      </text:list>
      <text:p text:style-name="P24">The team agreed that the role that could need the most of the benefits of the application is the role of the <text:span text:style-name="T13">player </text:span>called Jordi <text:span text:style-name="T16">Heredia </text:span>(<text:span text:style-name="T13">Agricultural </text:span>engineer). </text:p>
      <text:p text:style-name="P25"><text:soft-page-break/>Nevertheless, not all the features foreseen for this role will be implemented on the “viable minimal product” (VMP).</text:p>
      <text:p text:style-name="P25">For the VMP, only and only the presentation data will be managed, with the corresponding access control to the data (<text:span text:style-name="T18">because of </text:span>confidentiality <text:span text:style-name="T18">reasons</text:span>).</text:p>
      <text:list xml:id="list152052900797412" text:continue-numbering="true" text:style-name="Outline">
        <text:list-item>
          <text:list>
            <text:list-item>
              <text:h text:style-name="Heading_20_2" text:outline-level="2">Immediate Task</text:h>
            </text:list-item>
          </text:list>
        </text:list-item>
      </text:list>
      <text:p text:style-name="P26">Based on the achievements, the members of the team take the weekend as a time to review the current work <text:span text:style-name="T15">done</text:span>.</text:p>
      <text:list xml:id="list152052589577250" text:continue-numbering="true" text:style-name="Outline">
        <text:list-item>
          <text:h text:style-name="Heading_20_1" text:outline-level="1"><text:bookmark-start text:name="__RefHeading___Toc331_1854732574"/>Pending Actions<text:bookmark-end text:name="__RefHeading___Toc331_1854732574"/></text:h>
        </text:list-item>
      </text:list>
      <text:p text:style-name="P27">Borja Carbó takes the act<text:span text:style-name="T15">ion point to write the minutes of the meeting.</text:span></text:p>
      <text:p text:style-name="P28">Alex will conclude the story map with the other foreseen <text:span text:style-name="T16">roles.</text:span></text:p>
      <text:list xml:id="list152053328089355" text:continue-numbering="true" text:style-name="Outline">
        <text:list-item>
          <text:h text:style-name="Heading_20_1" text:outline-level="1"><text:bookmark-start text:name="__RefHeading___Toc364_237898570"/>Attachments<text:bookmark-end text:name="__RefHeading___Toc364_237898570"/></text:h>
        </text:list-item>
      </text:list>
      <text:p text:style-name="P29">Link to the story map:</text:p>
      <text:p text:style-name="P30"><text:a xlink:type="simple" xlink:href="https://realtimeboard.com/app/board/o9J_kzqebtM=/" text:style-name="Internet_20_link" text:visited-style-name="Visited_20_Internet_20_Link"><text:span text:style-name="T17">Story map from team 9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First_20_line_20_indent" style:auto-update="true" style:default-outline-level="1" style:list-style-name="Outline" style:class="text">
      <style:paragraph-properties fo:margin-top="0.423cm" fo:margin-bottom="0.212cm" loext:contextual-spacing="false" style:writing-mode="page">
        <style:tab-stops/>
      </style:paragraph-properties>
      <style:text-properties fo:font-size="130%" fo:font-weight="bold" officeooo:rsid="0004049e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First_20_line_20_indent" style:default-outline-level="2" style:list-style-name="Outline" style:class="text">
      <style:paragraph-properties fo:margin-top="0.353cm" fo:margin-bottom="0.212c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First_20_line_20_indent" style:default-outline-level="3" style:list-style-name="Outline" style:class="text">
      <style:paragraph-properties fo:margin-top="0.247cm" fo:margin-bottom="0.212cm" loext:contextual-spacing="false" style:writing-mode="pag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First_20_line_20_indent" style:default-outline-level="4" style:list-style-name="Outline" style:class="text">
      <style:paragraph-properties fo:margin-top="0.212cm" fo:margin-bottom="0.212cm" loext:contextual-spacing="false" style:writing-mode="pag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First_20_line_20_indent" style:default-outline-level="5" style:list-style-name="Outline" style:class="text">
      <style:paragraph-properties fo:margin-top="0.212cm" fo:margin-bottom="0.106cm" loext:contextual-spacing="false" style:writing-mode="pag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First_20_line_20_indent" style:default-outline-level="6" style:list-style-name="Outline" style:class="text">
      <style:paragraph-properties fo:margin-top="0.106cm" fo:margin-bottom="0.106cm" loext:contextual-spacing="false" style:writing-mode="pag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First_20_line_20_indent" style:default-outline-level="7" style:list-style-name="Outline" style:class="text">
      <style:paragraph-properties fo:margin-top="0.106cm" fo:margin-bottom="0.106cm" loext:contextual-spacing="false" style:writing-mode="pag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First_20_line_20_indent" style:default-outline-level="8" style:list-style-name="Outline" style:class="text">
      <style:paragraph-properties fo:margin-top="0.106cm" fo:margin-bottom="0.106cm" loext:contextual-spacing="false" style:writing-mode="pag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First_20_line_20_indent" style:default-outline-level="9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First_20_line_20_indent" style:default-outline-level="10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5.24cm" fo:margin-left="1.757cm" fo:margin-top="0cm" fo:margin-bottom="0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5.793cm"/>
    </style:style>
    <style:style style:name="Table3.D" style:family="table-column">
      <style:table-column-properties style:column-width="2.14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3.2" style:family="table-row">
      <style:table-row-properties style:min-row-height="0.908cm" fo:keep-together="auto"/>
    </style:style>
    <style:style style:name="M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M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MP3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M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" style:font-size-asian="9pt" style:font-name-complex="Liberation Mono1" style:font-size-complex="9pt"/>
    </style:style>
    <style:style style:name="MP5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" style:font-size-asian="9pt" style:font-weight-asian="normal" style:font-name-complex="Liberation Mono1" style:font-size-complex="9pt" style:font-weight-complex="normal"/>
    </style:style>
    <style:style style:name="MP6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MP7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" style:font-size-asian="9pt" style:font-weight-asian="bold" style:font-name-complex="Liberation Mono1" style:font-size-complex="9pt" style:font-weight-complex="bold"/>
    </style:style>
    <style:style style:name="MP8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" style:font-size-asian="10pt" style:font-name-complex="Liberation Mono1" style:font-size-complex="10pt"/>
    </style:style>
    <style:style style:name="MP9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MP10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MP11" style:family="paragraph" style:parent-style-name="Standard">
      <style:text-properties officeooo:paragraph-rsid="002afa5a"/>
    </style:style>
    <style:style style:name="M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Liberation Mono" fo:font-size="9pt" style:font-size-asian="9pt" style:font-size-complex="9pt"/>
    </style:style>
    <style:style style:name="MT3" style:family="text">
      <style:text-properties style:font-name="Liberation Mono" fo:font-size="9pt" officeooo:rsid="002afa5a" style:font-size-asian="9pt" style:font-size-complex="9pt"/>
    </style:style>
    <style:style style:name="MT4" style:family="text">
      <style:text-properties style:font-name="Liberation Mono" fo:font-size="9pt" style:font-name-asian="Courier New" style:font-size-asian="9pt" style:font-name-complex="Liberation Mono1" style:font-size-complex="9pt"/>
    </style:style>
    <style:style style:name="MT5" style:family="text">
      <style:text-properties style:font-name="Liberation Mono" fo:font-size="9pt" fo:font-weight="normal" style:font-name-asian="Courier New" style:font-size-asian="9pt" style:font-weight-asian="normal" style:font-name-complex="Liberation Mono1" style:font-size-complex="9pt" style:font-weight-complex="normal"/>
    </style:style>
    <style:style style:name="MT6" style:family="text">
      <style:text-properties officeooo:rsid="008be333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5" text:anchor-type="char" svg:x="0.046cm" svg:y="0.474cm" svg:width="1.656cm" svg:height="1.656cm" draw:z-index="3"><draw:image xlink:href="Pictures/10000000000000E1000000E10AF27FBE82574B23.png" xlink:type="simple" xlink:show="embed" xlink:actuate="onLoad"/></draw:frame><text:span text:style-name="MT1"><text:tab/>Document Type:</text:span><text:span text:style-name="MT2"> </text:span><text:span text:style-name="MT3">Limited </text:span><text:span text:style-name="MT2">Internal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 table:style-name="Table3.1">
              <table:table-cell table:style-name="Table3.A1" office:value-type="string">
                <text:p text:style-name="MP2"><text:span text:style-name="MT4">Author</text:span><text:span text:style-name="MT5">:</text:span></text:p>
                <text:p text:style-name="MP3">Borja <text:span text:style-name="MT6">C</text:span>arbó</text:p>
              </table:table-cell>
              <table:table-cell table:style-name="Table3.A1" office:value-type="string">
                <text:p text:style-name="MP4">Document:</text:p>
                <text:p text:style-name="MP5">---</text:p>
              </table:table-cell>
              <table:table-cell table:style-name="Table3.A1" table:number-rows-spanned="2" office:value-type="string">
                <text:p text:style-name="MP4">Title:</text:p>
                <text:p text:style-name="MP6"><text:title>Web Project: Daily Scrum: 2018-02-23</text:title></text:p>
              </table:table-cell>
              <table:table-cell table:style-name="Table3.D1" office:value-type="string">
                <text:p text:style-name="MP4">Revision:</text:p>
                <text:p text:style-name="MP2"><text:span text:style-name="MT5">PA</text:span><text:span text:style-name="MT5"><text:editing-cycles>4</text:editing-cycles></text:span></text:p>
              </table:table-cell>
            </table:table-row>
          </table:table-header-rows>
          <table:table-row table:style-name="Table3.2">
            <table:table-cell table:style-name="Table3.A1" office:value-type="string">
              <text:p text:style-name="MP7">Reviewer:</text:p>
              <text:p text:style-name="MP8">Equip09</text:p>
            </table:table-cell>
            <table:table-cell table:style-name="Table3.A1" office:value-type="string">
              <text:p text:style-name="MP7">File:</text:p>
              <text:p text:style-name="MP9"><text:file-name text:display="name-and-extension">minutes-2018-02-23.odt</text:file-name></text:p>
            </table:table-cell>
            <table:covered-table-cell/>
            <table:table-cell table:style-name="Table3.D1" office:value-type="string">
              <text:p text:style-name="MP10">Date:</text:p>
              <text:p text:style-name="MP9"><text:date style:data-style-name="N10121" text:date-value="2018-02-26T15:20:51.947532570">26/02/2018</text:date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0:31:50.902335212</meta:creation-date>
    <meta:editing-duration>PT19M54S</meta:editing-duration>
    <meta:editing-cycles>4</meta:editing-cycles>
    <meta:generator>LibreOffice/5.1.6.2$Linux_X86_64 LibreOffice_project/10m0$Build-2</meta:generator>
    <dc:title>Web Project: Daily Scrum: 2018-02-23</dc:title>
    <dc:date>2018-02-26T15:16:56.581999679</dc:date>
    <meta:document-statistic meta:table-count="3" meta:image-count="1" meta:object-count="0" meta:page-count="4" meta:paragraph-count="58" meta:word-count="381" meta:character-count="2293" meta:non-whitespace-character-count="1955"/>
  </office:meta>
</office:document-meta>
</file>